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まずは、とーっても重要なヤツを紹介します
　ねー。」</text:p>
          </table:table-cell>
          <table:table-cell table:style-name="ce0"/>
          <table:table-cell table:style-name="ce0"/>
          <table:table-cell table:style-name="ce0" office:value-type="string">
            <text:p>General Store Clerk
"First off, let me introduce you to a reeeaaally
important little guy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じゃーん！　赤いポストちゃんー！」</text:p>
          </table:table-cell>
          <table:table-cell table:style-name="ce0"/>
          <table:table-cell table:style-name="ce0"/>
          <table:table-cell table:style-name="ce0" office:value-type="string">
            <text:p>General Store Clerk
"Ta-da—! Red Mailbox-chan—!"</text:p>
          </table:table-cell>
          <table:table-cell table:number-columns-repeated="1020"/>
        </table:table-row>
        <table:table-row>
          <table:table-cell table:style-name="ce0" office:value-type="string">
            <text:p>知っ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nothing new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そわそわ・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*fidget*... *rustle*...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、おトイレ・・・行きたいよぉ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Auu... I, I wanna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さっき何でもないって
　言っちゃったし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B-But... I didn't say anything just before,
and all...)</text:p>
          </table:table-cell>
          <table:table-cell table:number-columns-repeated="1020"/>
        </table:table-row>
        <table:table-row>
          <table:table-cell table:style-name="ce0" office:value-type="string">
            <text:p>（今さら言い出しにくい・・・うぅ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t would be hard to say it now... uuh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ええ！？　すでにポストちゃんのことを
　ご存じなのですかー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Eeeehh?! You're already acquainted with
Red Mailbox-chan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やー、参りましたねー。　お恥ずかし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aahh, I've been outdone. How embarrassing!"</text:p>
          </table:table-cell>
          <table:table-cell table:number-columns-repeated="1020"/>
        </table:table-row>
        <table:table-row>
          <table:table-cell table:style-name="ce0" office:value-type="string">
            <text:p>知らないわけがないだろう。　郵便事業には
必須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's no way I wouldn't already know. The
mailbox is an indispensable asset to the postal
service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？　ゆーびんじぎょー・・・？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Eh? Postal service...?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ーんだ！　やっぱりポストちゃんのこと
　知らないじゃないですかーやだ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How about that! You really don't know Red
Mailbox-chan after all!"</text:p>
          </table:table-cell>
          <table:table-cell table:number-columns-repeated="1020"/>
        </table:table-row>
        <table:table-row>
          <table:table-cell table:style-name="ce0" office:value-type="string">
            <text:p>・・・？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...??</text:p>
          </table:table-cell>
          <table:table-cell table:number-columns-repeated="1020"/>
        </table:table-row>
        <table:table-row>
          <table:table-cell table:style-name="ce0" office:value-type="string">
            <text:p>（おトイレ・・・おトイレ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なんでこんな急にしたくなっちゃったん
　だろう・・・？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Geez... why do I need to go so bad all of a
sudden...?)</text:p>
          </table:table-cell>
          <table:table-cell table:number-columns-repeated="1020"/>
        </table:table-row>
        <table:table-row>
          <table:table-cell table:style-name="ce0" office:value-type="string">
            <text:p>（・・・あ！　そ、そういえば、森の中で泉の
　水をがぶ飲みしちゃったんだった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...Ah! C-Come to think of it, I gulped down
bucket-loads of water from that spring in the
forest!)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アレが効いてきたっぽい・・・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Th-This is bad... all that water really did a
number on me...!)</text:p>
          </table:table-cell>
          <table:table-cell table:number-columns-repeated="1020"/>
        </table:table-row>
        <table:table-row>
          <table:table-cell table:style-name="ce0" office:value-type="string">
            <text:p>郵便以外にポストの使い道がある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ere some other way of using mailboxes
that doesn't involve mail?</text:p>
          </table:table-cell>
          <table:table-cell table:number-columns-repeated="1020"/>
        </table:table-row>
        <table:table-row>
          <table:table-cell table:style-name="ce0" office:value-type="string">
            <text:p>雑貨屋店員
「逆に“ゆーびん”ってのが何なのか分かりま
　せんけど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ctually, I don't know what this 'mail' you
keep talking about even is, but..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赤いポストちゃんと言えば、“せえぶ”に
　決まってるじゃないですか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hen you mention Red Mailbox-chan, 'Save'
is the first word that comes to mind—!"</text:p>
          </table:table-cell>
          <table:table-cell table:number-columns-repeated="1020"/>
        </table:table-row>
        <table:table-row>
          <table:table-cell table:style-name="ce0" office:value-type="string">
            <text:p>“せえぶ”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"Save"...?</text:p>
          </table:table-cell>
          <table:table-cell table:number-columns-repeated="1020"/>
        </table:table-row>
        <table:table-row>
          <table:table-cell table:style-name="ce0" office:value-type="string">
            <text:p>セーブのこと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s in, saving a gam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どうでしょー？　実はわたしもよく
　分からないんですよ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Hmmm, I wonder—? To be honest, I don't
really know either—."</text:p>
          </table:table-cell>
          <table:table-cell table:number-columns-repeated="1020"/>
        </table:table-row>
        <table:table-row>
          <table:table-cell table:style-name="ce0" office:value-type="string">
            <text:p>（何の参考にもならないな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Not a reference to anything, I suppose...)</text:p>
          </table:table-cell>
          <table:table-cell table:number-columns-repeated="1020"/>
        </table:table-row>
        <table:table-row>
          <table:table-cell table:style-name="ce0" office:value-type="string">
            <text:p>あ・・・、もう・・・終わった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h..., are you... done yet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ー！　わたしの旅知識はこれからが
　本番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No way, no way—! I've got lots more where
that came from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ではお二方、次はこちら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So, this way next, you two—!"</text:p>
          </table:table-cell>
          <table:table-cell table:number-columns-repeated="1020"/>
        </table:table-row>
        <table:table-row>
          <table:table-cell table:style-name="ce0" office:value-type="string">
            <text:p>はい・・・（そわそわ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kay... *rustle*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次はこちら、行商人ちゃん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Next up are these lovely ladies, the two
Travelling Merchant-chans—!"</text:p>
          </table:table-cell>
          <table:table-cell table:number-columns-repeated="1020"/>
        </table:table-row>
        <table:table-row>
          <table:table-cell table:style-name="ce0" office:value-type="string">
            <text:p>何かを売り歩いているの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re they peddling war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チリリーン！　正解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Ding diiing! Correct—!"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おしっこ・・・おしっこ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Pee... pee... I wanna pee...)</text:p>
          </table:table-cell>
          <table:table-cell table:number-columns-repeated="1020"/>
        </table:table-row>
        <table:table-row>
          <table:table-cell table:style-name="ce0" office:value-type="string">
            <text:p>（ち、力を抜いたら・・・出ちゃいそぅ・・・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-If I relax for even a moment... there'll be
no stopping it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くねくねくね・・・っ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fidget* *fidget*... *squirm* *squirm*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ここでお役立ち情報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Here's some useful advice for you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実は、売り子さんごとに販売するモノが違って
　いまして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ctually, these girls sell completely different
things from each other:"</text:p>
          </table:table-cell>
          <table:table-cell table:number-columns-repeated="1020"/>
        </table:table-row>
        <table:table-row>
          <table:table-cell table:style-name="ce0" office:value-type="string">
            <text:p>雑貨屋店員
「青い帽子の娘ちゃんからは、飲み物系を
　買うことができま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You can buy refreshing drinks from the one in
the blue hat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して、赤い帽子の娘ちゃんからは、便利な
　道具系を買うことができるの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nd from the one in the red hat, you can
purchase all sorts of convenient tools—!"</text:p>
          </table:table-cell>
          <table:table-cell table:number-columns-repeated="1020"/>
        </table:table-row>
        <table:table-row>
          <table:table-cell table:style-name="ce0" office:value-type="string">
            <text:p>ほ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も、もうじっとしてられない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Aaaah... I, I can't stand still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くねくね、すりすり・・・もじもじもじっ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wriggle* *rub*...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トイレ・・・おしっこしたい、もう、
　我慢できないよぉ・・・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Pee... toilet... I wanna pee, I can't bear it
anymore...!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のー、お連れの方、大丈夫です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Excuse me—, is your friend feeling okay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か具合悪そうですけど・・・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She's looking a little rough...?"</text:p>
          </table:table-cell>
          <table:table-cell table:number-columns-repeated="1020"/>
        </table:table-row>
        <table:table-row>
          <table:table-cell table:style-name="ce0" office:value-type="string">
            <text:p>あう、・・・あ、その、あの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u... ah, um, I...</text:p>
          </table:table-cell>
          <table:table-cell table:number-columns-repeated="1020"/>
        </table:table-row>
        <table:table-row>
          <table:table-cell table:style-name="ce0" office:value-type="string">
            <text:p>太ももをこすり合わせているところを見ると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From the way you're rubbing your thighs
together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んじゃないの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Do you need to go to the toilet?</text:p>
          </table:table-cell>
          <table:table-cell table:number-columns-repeated="1020"/>
        </table:table-row>
        <table:table-row>
          <table:table-cell table:style-name="ce0" office:value-type="string">
            <text:p>え、ええと、あの・・・ええっと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-Umm, uhh... ummmm...</text:p>
          </table:table-cell>
          <table:table-cell table:number-columns-repeated="1020"/>
        </table:table-row>
        <table:table-row>
          <table:table-cell table:style-name="ce0" office:value-type="string">
            <text:p>（うわぁぁ・・・ど、どうしよう！？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Uwaah... wh-what do I say?!)</text:p>
          </table:table-cell>
          <table:table-cell table:number-columns-repeated="1020"/>
        </table:table-row>
        <table:table-row>
          <table:table-cell table:style-name="ce0" office:value-type="string">
            <text:p>ごまかす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Make an excuse</text:p>
          </table:table-cell>
          <table:table-cell table:number-columns-repeated="1020"/>
        </table:table-row>
        <table:table-row>
          <table:table-cell table:style-name="ce0" office:value-type="string">
            <text:p>正直に言う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Tell it straight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太ももを蚊に刺されちゃった
みたいで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... that's right! I was totally bitten in the
leg by a mosquito!!</text:p>
          </table:table-cell>
          <table:table-cell table:number-columns-repeated="1020"/>
        </table:table-row>
        <table:table-row>
          <table:table-cell table:style-name="ce0" office:value-type="string">
            <text:p>あぁ～・・かゆいなぁっ！！（もじもじもじ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ah～... it's so itchy!!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店員、虫刺されの薬はある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, general store lady. Do you have anything
for insect bit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ああー！　ごめんなさいーーー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aaah—! I'm so sorry———!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昨日わたしが全部使っちゃいましたー☆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I'm afraid I used it all up yesterday—☆"</text:p>
          </table:table-cell>
          <table:table-cell table:number-columns-repeated="1020"/>
        </table:table-row>
        <table:table-row>
          <table:table-cell table:style-name="ce0" office:value-type="string">
            <text:p>（商品を売る気あるのか・・・）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(She's not much of a store clerk...)</text:p>
          </table:table-cell>
          <table:table-cell table:number-columns-repeated="1020"/>
        </table:table-row>
        <table:table-row>
          <table:table-cell table:style-name="ce0" office:value-type="string">
            <text:p>だ、大丈夫だ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'm f-fine!</text:p>
          </table:table-cell>
          <table:table-cell table:number-columns-repeated="1020"/>
        </table:table-row>
        <table:table-row>
          <table:table-cell table:style-name="ce0" office:value-type="string">
            <text:p>・・・が、がまん・・・できるから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I, I can bear it... I can...</text:p>
          </table:table-cell>
          <table:table-cell table:number-columns-repeated="1020"/>
        </table:table-row>
        <table:table-row>
          <table:table-cell table:style-name="ce0" office:value-type="string">
            <text:p>ほら、次行こ！　次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ome on, let's go! Next!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H-Hey, so...</text:p>
          </table:table-cell>
          <table:table-cell table:number-columns-repeated="1020"/>
        </table:table-row>
        <table:table-row>
          <table:table-cell table:style-name="ce0" office:value-type="string">
            <text:p>実は、その・・・森を抜ける時から、ずっと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ctually, um... ever since we got out of the
forest..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て・・・っ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ve been holding it in... ////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えばい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ou should have said so.</text:p>
          </table:table-cell>
          <table:table-cell table:number-columns-repeated="1020"/>
        </table:table-row>
        <table:table-row>
          <table:table-cell table:style-name="ce0" office:value-type="string">
            <text:p>待っているから、早く行ってこ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ll be waiting, so go quickly.</text:p>
          </table:table-cell>
          <table:table-cell table:number-columns-repeated="1020"/>
        </table:table-row>
        <table:table-row>
          <table:table-cell table:style-name="ce0" office:value-type="string">
            <text:p>・・・う、うんっ</text:p>
          </table:table-cell>
          <table:table-cell table:style-name="ce0" office:value-type="string">
            <text:p>Next: M610L12</text:p>
          </table:table-cell>
          <table:table-cell table:style-name="ce0" office:value-type="string">
            <text:p>
</text:p>
          </table:table-cell>
          <table:table-cell table:style-name="ce0" office:value-type="string">
            <text:p>...Y-Yeah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、こちらをご覧くださいー！」</text:p>
          </table:table-cell>
          <table:table-cell table:style-name="ce0" office:value-type="string">
            <text:p>Choice #1 cont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"Now then, please take a look over here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ーん！　その名も、「きれいな水」で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a-da! This is called 'Fresh Water'!"</text:p>
          </table:table-cell>
          <table:table-cell table:number-columns-repeated="1020"/>
        </table:table-row>
        <table:table-row>
          <table:table-cell table:style-name="ce0" office:value-type="string">
            <text:p>その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seems like it.</text:p>
          </table:table-cell>
          <table:table-cell table:number-columns-repeated="1020"/>
        </table:table-row>
        <table:table-row>
          <table:table-cell table:style-name="ce0" office:value-type="string">
            <text:p>（がまん・・・が、がまん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Hold it... h-hold it...!)</text:p>
          </table:table-cell>
          <table:table-cell table:number-columns-repeated="1020"/>
        </table:table-row>
        <table:table-row>
          <table:table-cell table:style-name="ce0" office:value-type="string">
            <text:p>（したいけど・・・がまん・・・っ！　がまん
　しなくちゃ・・・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 gotta go, but... hold it in...! I have
to hold it...!!)</text:p>
          </table:table-cell>
          <table:table-cell table:number-columns-repeated="1020"/>
        </table:table-row>
        <table:table-row>
          <table:table-cell table:style-name="ce0" office:value-type="string">
            <text:p>この泉が、旅の役に立つ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is spring of much use to a traveller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っちろーんで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But of cour—se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きれいな水は、ダテにきれいな水では
　ありません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is fresh water isn't just any old fresh
water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てったって、飲めちゃいますから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hy, you ask? Because you can drink it!"</text:p>
          </table:table-cell>
          <table:table-cell table:number-columns-repeated="1020"/>
        </table:table-row>
        <table:table-row>
          <table:table-cell table:style-name="ce0" office:value-type="string">
            <text:p>大丈夫なのか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at really okay...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っとー、　お兄さん疑り深いです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Oh dear—, the gentleman is full of doubts,
isn't he—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旅をするのに、飲料水は必須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hen travelling, drinking water is absolutely
crucial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んな貴重なお水ちゃんを、無限に好きなだけ
　入手できてしま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You can take as much of that precious
Water-chan as you want, no limits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がここ！　給水ポイントなの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nd this is water supply is exactly the place
to do it—!"</text:p>
          </table:table-cell>
          <table:table-cell table:number-columns-repeated="1020"/>
        </table:table-row>
        <table:table-row>
          <table:table-cell table:style-name="ce0" office:value-type="string">
            <text:p>（はうぅ・・・！　み、水の話は・・・やばい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Hauu...! All this talk of w-water...
this is bad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想像してみてくださ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Please, imagine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澄んだきれいな天然水が、乾いてほてった
　のどを冷たくうるおしてくれますよ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e clear, all-natural fresh water moistening
and cooling down your parched, burning
throat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ポイントを見つけたら、遠慮せずゴクゴク
　いっちゃってください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henever you find a supply like this, simply
gulp down as much as you can! No holding
back—!"</text:p>
          </table:table-cell>
          <table:table-cell table:number-columns-repeated="1020"/>
        </table:table-row>
        <table:table-row>
          <table:table-cell table:style-name="ce0" office:value-type="string">
            <text:p>（ゴ・・・ゴクゴク・・・！？　はうううぅぅっ！！）
（ぷるるるる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G... gulp down...?! Hauuuuuuu!!)
*shiver* *shake*</text:p>
          </table:table-cell>
          <table:table-cell table:number-columns-repeated="1020"/>
        </table:table-row>
        <table:table-row>
          <table:table-cell table:style-name="ce0" office:value-type="string">
            <text:p>（そんなの・・・想像したら・・・も、もぅ・・・わたし
　・・・っ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f I... imagine that, then... no, I, I can't...
no more...!!)</text:p>
          </table:table-cell>
          <table:table-cell table:number-columns-repeated="1020"/>
        </table:table-row>
        <table:table-row>
          <table:table-cell table:style-name="ce0" office:value-type="string">
            <text:p>自販機が見つからない時などは、検討させて
もらお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'll look into it, whenever we can't find a
vending machine or anything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！　ちなみにです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h! By the way—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れわれ雑貨屋さんや行商人さんは、
　特に純度の高い天然水を選りすぐった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e store clerks and merchants sell carefully
hand-picked natural water of an extra-high
purity,"</text:p>
          </table:table-cell>
          <table:table-cell table:number-columns-repeated="1020"/>
        </table:table-row>
        <table:table-row>
          <table:table-cell table:style-name="ce0" office:value-type="string">
            <text:p>雑貨屋店員
「“うまい水”を販売していますので、ぜひ
　一度お試しくださいね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at we call "Tasty Water". Please be sure
to give it a try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はもう、体中が最高の水分で満たされる
　ような、グレイトなお水ちゃんですから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is lovely Water-chan will fill your entire
body with delicious, high-grade fluid!"</text:p>
          </table:table-cell>
          <table:table-cell table:number-columns-repeated="1020"/>
        </table:table-row>
        <table:table-row>
          <table:table-cell table:style-name="ce0" office:value-type="string">
            <text:p>（体中が・・・す、水分で・・・っ！！　くぅあ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Entire body... f-fluid...!! Kuwah!)</text:p>
          </table:table-cell>
          <table:table-cell table:number-columns-repeated="1020"/>
        </table:table-row>
        <table:table-row>
          <table:table-cell table:style-name="ce0" office:value-type="string">
            <text:p>（ぶるるるっ！　くねくねくねっ！　もじもじ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shiver*! *squirm*! *fidget*!</text:p>
          </table:table-cell>
          <table:table-cell table:number-columns-repeated="1020"/>
        </table:table-row>
        <table:table-row>
          <table:table-cell table:style-name="ce0" office:value-type="string">
            <text:p>（たんたんたん！　すりすりっ！　きゅううぅ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drip*! *rub*! *squeeze*!</text:p>
          </table:table-cell>
          <table:table-cell table:number-columns-repeated="1020"/>
        </table:table-row>
        <table:table-row>
          <table:table-cell table:style-name="ce0" office:value-type="string">
            <text:p>はむこ、ずいぶん太ももがかゆそうだが、
大丈夫な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amuko, your thighs must be really itchy. Will
you be fine?</text:p>
          </table:table-cell>
          <table:table-cell table:number-columns-repeated="1020"/>
        </table:table-row>
        <table:table-row>
          <table:table-cell table:style-name="ce0" office:value-type="string">
            <text:p>蚊ではなくて、もっと危険な虫だったのかも
しれない。　一度病院に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t could have been an insect more dangerous
than a mosquito. Maybe we should find a
hospital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うだ！　とりあえず応急処置として、お水で
　冷やしましょ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I know! As an emergency treatment, let's cool
it down with some water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ほ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ooh!"</text:p>
          </table:table-cell>
          <table:table-cell table:number-columns-repeated="1020"/>
        </table:table-row>
        <table:table-row>
          <table:table-cell table:style-name="ce0" office:value-type="string">
            <text:p>ぴちょん！</text:p>
          </table:table-cell>
          <table:table-cell table:style-name="ce0"/>
          <table:table-cell table:style-name="ce0" office:value-type="string">
            <text:p>Water
</text:p>
          </table:table-cell>
          <table:table-cell table:style-name="ce0" office:value-type="string">
            <text:p>*splash*!</text:p>
          </table:table-cell>
          <table:table-cell table:number-columns-repeated="1020"/>
        </table:table-row>
        <table:table-row>
          <table:table-cell table:style-name="ce0" office:value-type="string">
            <text:p>はあううぅぅっ！！！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Haaauuuu?!!!</text:p>
          </table:table-cell>
          <table:table-cell table:number-columns-repeated="1020"/>
        </table:table-row>
        <table:table-row>
          <table:table-cell table:style-name="ce0" office:value-type="string">
            <text:p>ちょろ・・・っ　じわあぁ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drip*... *pssh*...</text:p>
          </table:table-cell>
          <table:table-cell table:number-columns-repeated="1020"/>
        </table:table-row>
        <table:table-row>
          <table:table-cell table:style-name="ce0" office:value-type="string">
            <text:p>ふぁあんっ、も、も・・・もれ・・・ちゃぅっ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uuaahh, I'm l-l... leaking!</text:p>
          </table:table-cell>
          <table:table-cell table:number-columns-repeated="1020"/>
        </table:table-row>
        <table:table-row>
          <table:table-cell table:style-name="ce0" office:value-type="string">
            <text:p>（ぎゅううううぅぅっ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squeeeeeeze*!!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・・・あれ？　やっぱりオシッコなのでは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Hm... hoh? Did you need to pee after all?"</text:p>
          </table:table-cell>
          <table:table-cell table:number-columns-repeated="1020"/>
        </table:table-row>
        <table:table-row>
          <table:table-cell table:style-name="ce0" office:value-type="string">
            <text:p>どうもその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ould appear to be the case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いたのか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ave you been enduring it all this time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、だ、だ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uuuh... I, I mean...</text:p>
          </table:table-cell>
          <table:table-cell table:number-columns-repeated="1020"/>
        </table:table-row>
        <table:table-row>
          <table:table-cell table:style-name="ce0" office:value-type="string">
            <text:p>は・・・恥ずかしいじゃん・・・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's totally em... embarrassing... 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トイレならわたしのお店にありますから、
　急いでください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ere's a toilet in my store, so please hurry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やくしないと、おもらししちゃいますよ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You'll have an accident if you're not quick—!"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い、行ってくるっ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Reguma-kun, sorry... I'll be right back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6:05:28+01:00</meta:creation-date>
    <dc:date>2019-11-03T16:05:2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